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992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Dogs sleep.</text:p>
          </table:table-cell>
          <table:table-cell office:value-type="float" office:value="1">
            <text:p>1</text:p>
          </table:table-cell>
          <table:table-cell table:formula="of:=SUM([.B1:.B19])"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ogs chase cars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I chase you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These dogs sleep.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ogs eat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I can eat glass.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t doesnt hurt me.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he dogs chase cars.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1" office:value-type="string">
            <text:p>I think that you know that dogs chase cars.</text:p>
          </table:table-cell>
          <table:table-cell table:number-columns-repeated="2"/>
        </table:table-row>
        <table:table-row table:style-name="ro2">
          <table:table-cell table:style-name="ce1" office:value-type="string">
            <text:p>I ask whether you know that dogs chase cars.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ts and dogs chase cars.</text:p>
          </table:table-cell>
          <table:table-cell table:number-columns-repeated="2"/>
        </table:table-row>
        <table:table-row table:style-name="ro3">
          <table:table-cell table:style-name="ce1" office:value-type="string">
            <text:p>Dogs chase cars and cats chase dogs.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1" office:value-type="string">
            <text:p>Cats chase dogs and sleep.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o cats chase dogs?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Hungry dogs eat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Dogs eat quickly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" office:value-type="string">
            <text:p>The dogs are hungry.</text:p>
          </table:table-cell>
          <table:table-cell table:number-columns-repeated="2"/>
        </table:table-row>
        <table:table-row table:style-name="ro3">
          <table:table-cell table:style-name="ce1" office:value-type="string">
            <text:p>The dogs are in the park.</text:p>
          </table:table-cell>
          <table:table-cell table:number-columns-repeated="2"/>
        </table:table-row>
        <table:table-row table:style-name="ro3">
          <table:table-cell table:style-name="ce1" office:value-type="string">
            <text:p>The dogs are the cats.</text:p>
          </table:table-cell>
          <table:table-cell table:number-columns-repeated="2"/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wie </meta:initial-creator>
    <meta:creation-date>2012-02-28T17:50:28</meta:creation-date>
    <dc:date>2012-02-28T18:04:58</dc:date>
    <dc:creator>Hewie </dc:creator>
    <meta:editing-duration>P0D</meta:editing-duration>
    <meta:editing-cycles>1</meta:editing-cycles>
    <meta:document-statistic meta:table-count="3" meta:cell-count="29" meta:object-count="0"/>
    <meta:generator>LibreOffice/3.5$Linux_X86_64 LibreOffice_project/350m1$Build-13</meta:generator>
  </office:meta>
</office:document-meta>
</file>